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5240" officeooo:paragraph-rsid="00175240"/>
    </style:style>
    <style:style style:name="P2" style:family="paragraph" style:parent-style-name="Text_20_body">
      <style:text-properties officeooo:rsid="00175240" officeooo:paragraph-rsid="001a3086"/>
    </style:style>
    <style:style style:name="P3" style:family="paragraph" style:parent-style-name="Text_20_body">
      <style:text-properties officeooo:rsid="001a3086" officeooo:paragraph-rsid="001a3086"/>
    </style:style>
    <style:style style:name="P4" style:family="paragraph" style:parent-style-name="Text_20_body">
      <style:text-properties officeooo:paragraph-rsid="0018c698"/>
    </style:style>
    <style:style style:name="P5" style:family="paragraph" style:parent-style-name="Text_20_body">
      <style:text-properties officeooo:rsid="001bc207" officeooo:paragraph-rsid="001bc207"/>
    </style:style>
    <style:style style:name="P6" style:family="paragraph" style:parent-style-name="Text_20_body">
      <style:text-properties officeooo:paragraph-rsid="001bc207"/>
    </style:style>
    <style:style style:name="P7" style:family="paragraph" style:parent-style-name="Text_20_body">
      <style:text-properties officeooo:rsid="001c641d" officeooo:paragraph-rsid="001c641d"/>
    </style:style>
    <style:style style:name="P8" style:family="paragraph" style:parent-style-name="Text_20_body">
      <style:text-properties officeooo:rsid="001df0c3" officeooo:paragraph-rsid="001df0c3"/>
    </style:style>
    <style:style style:name="P9" style:family="paragraph" style:parent-style-name="Text_20_body">
      <style:text-properties officeooo:rsid="001f2f74" officeooo:paragraph-rsid="001f2f74"/>
    </style:style>
    <style:style style:name="P10" style:family="paragraph" style:parent-style-name="Text_20_body" style:list-style-name="L1">
      <style:text-properties officeooo:rsid="00175240" officeooo:paragraph-rsid="001a3086"/>
    </style:style>
    <style:style style:name="P11" style:family="paragraph" style:parent-style-name="Text_20_body" style:list-style-name="L1">
      <style:text-properties officeooo:rsid="00175240" officeooo:paragraph-rsid="00175240"/>
    </style:style>
    <style:style style:name="P12" style:family="paragraph" style:parent-style-name="Text_20_body" style:list-style-name="L3">
      <style:text-properties officeooo:rsid="00175240" officeooo:paragraph-rsid="00175240"/>
    </style:style>
    <style:style style:name="P13" style:family="paragraph" style:parent-style-name="Text_20_body" style:list-style-name="L2">
      <style:text-properties officeooo:rsid="001a3086" officeooo:paragraph-rsid="001a3086"/>
    </style:style>
    <style:style style:name="P14" style:family="paragraph" style:parent-style-name="Text_20_body" style:list-style-name="L4">
      <style:text-properties officeooo:rsid="0018c698" officeooo:paragraph-rsid="0018c698"/>
    </style:style>
    <style:style style:name="P15" style:family="paragraph" style:parent-style-name="Text_20_body" style:list-style-name="L4">
      <style:text-properties officeooo:rsid="00229f0f" officeooo:paragraph-rsid="00229f0f"/>
    </style:style>
    <style:style style:name="P16" style:family="paragraph" style:parent-style-name="Text_20_body">
      <style:text-properties officeooo:rsid="00229f0f" officeooo:paragraph-rsid="00229f0f"/>
    </style:style>
    <style:style style:name="P17" style:family="paragraph" style:parent-style-name="Heading_20_1">
      <style:text-properties officeooo:rsid="001bc207" officeooo:paragraph-rsid="001bc207"/>
    </style:style>
    <style:style style:name="T1" style:family="text">
      <style:text-properties officeooo:rsid="00175240"/>
    </style:style>
    <style:style style:name="T2" style:family="text">
      <style:text-properties officeooo:rsid="001c641d"/>
    </style:style>
    <style:style style:name="T3" style:family="text">
      <style:text-properties officeooo:rsid="00229f0f"/>
    </style:style>
    <style:style style:name="T4" style:family="text">
      <style:text-properties officeooo:rsid="002450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 questions <text:span text:style-name="T1">T cell model</text:span></text:p>
      <text:p text:style-name="Text_20_body"/>
      <text:p text:style-name="P2">Timer model: </text:p>
      <text:list xml:id="list4654909985805119523" text:style-name="L1">
        <text:list-item>
          <text:p text:style-name="P10">does the clock start ticking right away (moment of activation) or only after activation? </text:p>
        </text:list-item>
        <text:list-item>
          <text:p text:style-name="P11">what is the difference between a model where death rate increases from beginning with time:d~exp(time) for all cell state (incl int. cell states) in comparison to a timer model where d = const if t &gt; t_0 and d = exp(time-t_0) else (affecting either int. and eff. States or only effector states)</text:p>
        </text:list-item>
      </text:list>
      <text:p text:style-name="P1"/>
      <text:p text:style-name="P3">Proliferation questions:</text:p>
      <text:list xml:id="list2583987746735221767" text:style-name="L2">
        <text:list-item>
          <text:p text:style-name="P13">Is proliferation coupled to differentiation? i.e. does a cell divide when it reaches the next state or is this independent (i.e. the cells divide every 11h no matter if they have arrived at next state or not)</text:p>
        </text:list-item>
        <text:list-item>
          <text:p text:style-name="P13">Is proliferation over time (between cell states) different? Lönnberg paper suggests accelerated proliferation over time, saying that cytokine producing effector cells proliferate the most (however: they measure only first 3.5 d of differentiation in vivo)</text:p>
        </text:list-item>
      </text:list>
      <text:p text:style-name="P1"/>
      <text:p text:style-name="P3">Death rate:</text:p>
      <text:list xml:id="list311030467374816616" text:style-name="L3">
        <text:list-item>
          <text:p text:style-name="P12">Is the death rate of the intermediate population the same as the effector population? i.e. is the death rate coupled to the cell state or governed by time alone? Lönnberg paper inferred d=0 for int and eff. Population?</text:p>
        </text:list-item>
      </text:list>
      <text:p text:style-name="P16">Which mechanisms are responsible for T cell contraction?</text:p>
      <text:p text:style-name="P16">Some say apoptosis, some say division destiny</text:p>
      <text:p text:style-name="P1"/>
      <text:p text:style-name="P3">IL2 model:</text:p>
      <text:list xml:id="list3778308877404717769" text:style-name="L4">
        <text:list-item>
          <text:p text:style-name="P14">Is the capacity to produce IL2 coupled to effector cell state? When do cells begin and when do cells stop secreting IL2?</text:p>
        </text:list-item>
        <text:list-item>
          <text:p text:style-name="P15">Does <text:span text:style-name="T4">IL2 interact with myc?</text:span></text:p>
        </text:list-item>
      </text:list>
      <text:p text:style-name="P4"/>
      <text:h text:style-name="P17" text:outline-level="1">Model limitations:</text:h>
      <text:p text:style-name="P5">Current model cannot account for cells dropping out of division.</text:p>
      <text:p text:style-name="P5"><text:soft-page-break/>Current model cannot perform regulation based on individual cells but only on average population (i.e. timer model cannot be timed for each cell individually, “<text:span text:style-name="T2">counter” model cannot be implemented where each cell counts the number of divisions before returning to quiescence)</text:span></text:p>
      <text:p text:style-name="P7">clonal variation cannot be accounted for (could be if I draw from parameter distribution and make several simulations)</text:p>
      <text:p text:style-name="P8">in linear model: no high affinity low affinity cells</text:p>
      <text:h text:style-name="P17" text:outline-level="1">Current models of T cell proliferation and differentiation</text:h>
      <text:p text:style-name="P6"/>
      <text:h text:style-name="P17" text:outline-level="1">Literature</text:h>
      <text:p text:style-name="P9">IL2 → rather DD than division/death rate?? this could be implemented if death rate = d0*e^(1/il2 *time)</text:p>
      <text:p text:style-name="P9"/>
      <text:p text:style-name="P5">T cell bim/bac depletion → do contract but take longer?</text:p>
      <text:p text:style-name="P7">TCR signal strength plays a role...</text:p>
      <text:p text:style-name="P5">Early expansion rate is constant, suggesting constant proliferation rate and modulation of death rate or cells dropping out of division</text:p>
      <text:p text:style-name="P5">Initial burst: next to zero cell death</text:p>
      <text:p text:style-name="P5">Hodkin people say death and prolif is uncoupled because they can use ko mice and</text:p>
      <text:p text:style-name="P7"/>
      <text:p text:style-name="P7">Tkach, eLife 2014 : IL2 promotes continued division</text:p>
      <text:p text:style-name="P8"/>
      <text:p text:style-name="P8">Marchingo Science 2014</text:p>
      <text:p text:style-name="P8">This paper describes a linear calculus for the summing of costimulatory and cytokine signal integration determining the number of times T cells divide before automatically returning to quiescence. This calculus can be used to predict the net T cell response when combining multiple stimuli. These findings reconcile long-standing inconsistencies with the current two-signal paradigm of T cell activation.</text:p>
      <text:p text:style-name="P8"/>
      <text:p text:style-name="P8">Marchingo Nat Comm 2016</text:p>
      <text:p text:style-name="P8">Using a novel technique for the tracking of cell fates of cell families the authors demonstrate that the fate of individual T cell clones is strongly lineage imprinted and that effects of multiple costimulatory signals sum together with stochastic independence.</text:p>
      <text:p text:style-name="P8"><text:soft-page-break/></text:p>
      <text:p text:style-name="P8">Heinzel Nat Immunol 2017</text:p>
      <text:p text:style-name="P8">This paper describes a new role for Myc in the regulation of the immune response. The authors found that the proliferative response is regulated by independently functioning timers induced upon activation controlling division and death and identified the proto-oncogene Myc as the main driver of the division timer. Lymphocytes accumulate Myc as a function of all perceived stimulatory signals, which in turn licences cells to divide until Myc is diluted below a division-cessation threshold in a time-dependent manner.</text:p>
      <text:p text:style-name="P8"/>
      <text:p text:style-name="P8">Fuhrmann Elife 2016</text:p>
      <text:p text:style-name="P8"/>
      <text:p text:style-name="P9">Mercado J Immunol 2000</text:p>
      <text:p text:style-name="P9"/>
      <text:p text:style-name="P9">Rlic PNAS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09:41:27.221022452</meta:creation-date>
    <dc:date>2020-01-23T10:50:10.350708492</dc:date>
    <meta:editing-duration>PT1H15M23S</meta:editing-duration>
    <meta:editing-cycles>3</meta:editing-cycles>
    <meta:generator>LibreOffice/5.2.7.2$Linux_X86_64 LibreOffice_project/20m0$Build-2</meta:generator>
    <meta:document-statistic meta:table-count="0" meta:image-count="0" meta:object-count="0" meta:page-count="3" meta:paragraph-count="37" meta:word-count="607" meta:character-count="3804" meta:non-whitespace-character-count="3239"/>
  </office:meta>
</office:document-meta>
</file>